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f886a" officeooo:paragraph-rsid="001f886a"/>
    </style:style>
    <style:style style:name="P2" style:family="paragraph" style:parent-style-name="Standard">
      <style:text-properties officeooo:rsid="001f886a" officeooo:paragraph-rsid="001f886a"/>
    </style:style>
    <style:style style:name="P3" style:family="paragraph" style:parent-style-name="Text_20_body">
      <style:paragraph-properties fo:padding="0.049cm" fo:border="0.06pt solid #d9d9e3"/>
    </style:style>
    <style:style style:name="P4" style:family="paragraph" style:parent-style-name="Text_20_body">
      <style:text-properties officeooo:rsid="001f886a" officeooo:paragraph-rsid="001f886a"/>
    </style:style>
    <style:style style:name="P5" style:family="paragraph" style:parent-style-name="Text_20_body" style:list-style-name="L1">
      <style:paragraph-properties fo:margin-top="0cm" fo:margin-bottom="0cm" style:contextual-spacing="false" fo:padding="0.049cm" fo:border="0.06pt solid #d9d9e3"/>
    </style:style>
    <style:style style:name="P6" style:family="paragraph" style:parent-style-name="Text_20_body" style:list-style-name="L2">
      <style:paragraph-properties fo:margin-top="0cm" fo:margin-bottom="0cm" style:contextual-spacing="false" fo:padding="0.049cm" fo:border="0.06pt solid #d9d9e3"/>
    </style:style>
    <style:style style:name="P7" style:family="paragraph" style:parent-style-name="Text_20_body" style:list-style-name="L2">
      <style:paragraph-properties fo:margin-top="0cm" fo:margin-bottom="0cm" style:contextual-spacing="false" fo:padding="0.049cm" fo:border="0.06pt solid #d9d9e3"/>
      <style:text-properties officeooo:paragraph-rsid="0020b02f"/>
    </style:style>
    <style:style style:name="P8" style:family="paragraph" style:parent-style-name="Text_20_body" style:list-style-name="L2">
      <style:paragraph-properties fo:padding="0.049cm" fo:border="0.06pt solid #d9d9e3"/>
      <style:text-properties officeooo:paragraph-rsid="0020b02f"/>
    </style:style>
    <style:style style:name="P9" style:family="paragraph" style:parent-style-name="Text_20_body" style:list-style-name="L2">
      <style:paragraph-properties fo:margin-top="0cm" fo:margin-bottom="0cm" style:contextual-spacing="false" fo:padding="0.049cm" fo:border="0.06pt solid #d9d9e3"/>
      <style:text-properties officeooo:paragraph-rsid="00217dab"/>
    </style:style>
    <style:style style:name="P10" style:family="paragraph" style:parent-style-name="Text_20_body" style:list-style-name="L2">
      <style:paragraph-properties fo:padding="0.049cm" fo:border="0.06pt solid #d9d9e3"/>
      <style:text-properties officeooo:paragraph-rsid="00217dab"/>
    </style:style>
    <style:style style:name="P11" style:family="paragraph" style:parent-style-name="Text_20_body">
      <style:paragraph-properties fo:padding="0.049cm" fo:border="0.06pt solid #d9d9e3"/>
      <style:text-properties officeooo:paragraph-rsid="0020b02f"/>
    </style:style>
    <style:style style:name="P12" style:family="paragraph" style:parent-style-name="Text_20_body">
      <style:text-properties officeooo:paragraph-rsid="001f886a"/>
    </style:style>
    <style:style style:name="P13" style:family="paragraph" style:parent-style-name="Text_20_body">
      <style:paragraph-properties fo:padding="0.049cm" fo:border="0.06pt solid #d9d9e3"/>
      <style:text-properties officeooo:paragraph-rsid="00217dab"/>
    </style:style>
    <style:style style:name="T1" style:family="text">
      <style:text-properties officeooo:rsid="00217dab"/>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 article qui a du piquant</text:p>
      <text:p text:style-name="P1"/>
      <text:p text:style-name="P1">Un article qui pique</text:p>
      <text:p text:style-name="P1"/>
      <text:p text:style-name="P1"/>
      <text:p text:style-name="P4">Titre: Découvrez le piment thaïlandais, une épice indispensable dans la cuisine thaïlandaise</text:p>
      <text:p text:style-name="P3"/>
      <text:p text:style-name="P3"><text:tab/>Le piment thaïlandais est un ingrédient incontournable de la cuisine thaïlandaise. Sa saveur unique et sa puissance aromatique ajoutent de la chaleur et de la profondeur aux plats thaïs. Mais le piment thaïlandais est bien plus qu'une simple épice. C'est également une plante polyvalente qui peut être cultivée dans les jardins ou sur les balcons, et qui est utilisée pour ses propriétés médicinales. Si vous êtes fan de cuisine thaïlandaise, ou simplement curieux de découvrir de nouvelles épices, alors l'histoire et les utilisations du piment thaïlandais vous intéresseront certainement.</text:p>
      <text:p text:style-name="P3"/>
      <text:p text:style-name="P11"><text:tab/> Histoire et culture du piment thaïlandais </text:p>
      <text:p text:style-name="P11"><text:tab/>Le piment thaïlandais est originaire de la région tropicale de l'Asie du Sud-Est, où il a été cultivé depuis des siècles. En Thaïlande, il est considéré comme l'un des ingrédients les plus importants de la cuisine nationale, et est utilisé dans une grande variété de plats, allant des soupes aux currys en passant par les salades et les marinades. Le piment thaïlandais est également utilisé dans la médecine traditionnelle thaïlandaise pour ses propriétés antimicrobiennes et antioxydantes.</text:p>
      <text:p text:style-name="P11"><text:tab/></text:p>
      <text:p text:style-name="P11"><text:tab/>Culture du piment thaïlandais </text:p>
      <text:p text:style-name="P11"><text:tab/>Le piment thaïlandais est une plante facile à cultiver, et peut être cultivé dans un jardin ou sur un balcon. Il a besoin de beaucoup de lumière et de chaleur, et aime être planté dans un sol bien drainé. Assurez-vous de mettre la plante dans un endroit ensoleillé et protégé des vents froids. Arrosez la plante régulièrement, mais évitez de la noyer. Vous devriez voir des piments apparaître sur la plante en quelques mois. Une fois mûrs, les piments peuvent être récoltés et utilisés frais ou séchés.</text:p>
      <text:p text:style-name="P11"/>
      <text:p text:style-name="P11"><text:tab/>Différentes variétés de piments thaïlandais </text:p>
      <text:p text:style-name="P11"><text:tab/>Il existe de nombreuses variétés de piments thaïlandais, qui diffèrent par leur forme, leur taille et leur intensité en termes de piquant. Les plus connues sont le piment rouge, le piment vert et le piment jaune, qui sont tous utilisés dans la cuisine thaïlandaise. Le piment rouge est le plus piquant, suivi du piment vert, tandis que le piment jaune est le moins piquant. Il existe également des piments thaïlandais plus rares, tels que le piment blanc et le piment noir, qui sont utilisés principalement dans la médecine traditionnelle.</text:p>
      <text:p text:style-name="P11"/>
      <text:p text:style-name="P11"/>
      <text:p text:style-name="P11"/>
      <text:p text:style-name="P11"><text:soft-page-break/><text:tab/>Utilisations culinaires du piment thaïlandais </text:p>
      <text:p text:style-name="P11"><text:tab/>Le piment thaïlandais est utilisé de différentes manières dans la cuisine thaïlandaise. Il peut être utilisé frais, séché, en pâte ou en poudre. Dans les plats thaïs, le piment est souvent coupé en fines lamelles et ajouté aux soupes, aux currys et aux marinades. pour ajouter une touche de chaleur et de saveur. </text:p>
      <text:p text:style-name="P13">Voici quelques idées pour utiliser le piment thaïlandais dans vos plats:</text:p>
      <text:p text:style-name="P11"/>
      <text:list text:style-name="L2">
        <text:list-item>
          <text:p text:style-name="P7">Faites une sauce au piment thaïlandais en mélangeant de la pâte de piment, du sucre, du jus de citron et de l'eau. Utilisez cette sauce comme marinade pour des morceaux de poulet ou de bœuf avant de les faire griller ou de les faire cuire dans un curry.</text:p>
        </text:list-item>
        <text:list-item>
          <text:p text:style-name="P7">Ajoutez quelques piments thaïlandais coupés en fines lamelles à une sauce à base de coco pour une soupe ou un curry.</text:p>
        </text:list-item>
        <text:list-item>
          <text:p text:style-name="P7">Utilisez de la pâte de piment thaïlandais pour mariner des crevettes avant de les faire griller ou de les faire cuire dans une wok.</text:p>
        </text:list-item>
        <text:list-item>
          <text:p text:style-name="P8">Faites une marinade en mélangeant de la pâte de piment thaïlandais, de l'huile de sésame, du sucre et du vinaigre de riz. Utilisez cette marinade pour mariner du tofu ou des légumes avant de les faire griller ou de les faire cuire dans une wok</text:p>
        </text:list-item>
        <text:list-item>
          <text:p text:style-name="P9">Ajoutez des piments thaïlandais coupés en fines lamelles à une soupe thaïlandaise comme le tom yum ou le tom kha.</text:p>
        </text:list-item>
        <text:list-item>
          <text:p text:style-name="P9">Utilisez de la pâte de piment thaïlandais pour mariner du poulet ou du boeuf avant de les faire griller ou de les faire cuire dans un curry.</text:p>
        </text:list-item>
        <text:list-item>
          <text:p text:style-name="P9">Faites une salade thaïlandaise en mélangeant de la laitue, de la tomate, du concombre et du poulet grillé avec une vinaigrette à base de pâte de piment thaïlandais, de sucre, de jus de citron et de poisson fermenté.</text:p>
        </text:list-item>
        <text:list-item>
          <text:p text:style-name="P10">Utilisez de la poudre de piment thaïlandais pour aromatiser des marinades pour viandes, poissons ou légumes avant de les faire griller ou de les faire cuire.</text:p>
        </text:list-item>
      </text:list>
      <text:p text:style-name="P11"/>
      <text:p text:style-name="P11"><text:tab/>Si vous êtes novice dans l'utilisation du piment thaïlandais, commencez par en ajouter une petite quantité et goûtez avant d'en ajouter davantage. Vous pouvez également utiliser des piments moins piquants, comme le piment jaune, pour un niveau de piquant moins intense. </text:p>
      <text:p text:style-name="P12"/>
      <text:p text:style-name="P13"><text:span text:style-name="T1">En c</text:span>onclusion: </text:p>
      <text:p text:style-name="P13">Le piment thaïlandais est une épice indispensable dans la cuisine thaïlandaise, mais il est bien plus qu'une simple épice. C'est une plante polyvalente qui peut être cultivée chez soi et qui a de nombreuses utilisations culinaires et médicinales. </text:p>
      <text:p text:style-name="P13">N'hésitez pas à ajouter du piment thaïlandais à vos plats pour ajouter de la chaleur et de la saveur. Si vous êtes fan de cuisine thaïlandaise ou simplement curieux de découvrir de nouvelles épices, le piment thaïlandais est un ingrédient à ne pas manquer. </text:p>
      <text:p text:style-name="P13"><text:soft-page-break/>Revenez souvent sur notre blog pour découvrir de nouvelles recettes et des astuces culinaires . Merci de nous avoir lu et à bientôt !</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1-03T21:33:05.552000000</meta:creation-date>
    <meta:generator>LibreOffice/7.4.1.2$Windows_X86_64 LibreOffice_project/3c58a8f3a960df8bc8fd77b461821e42c061c5f0</meta:generator>
    <dc:date>2023-01-04T15:05:38.934000000</dc:date>
    <meta:editing-duration>PT35M22S</meta:editing-duration>
    <meta:editing-cycles>4</meta:editing-cycles>
    <meta:document-statistic meta:table-count="0" meta:image-count="0" meta:object-count="0" meta:page-count="3" meta:paragraph-count="27" meta:word-count="853" meta:character-count="5118" meta:non-whitespace-character-count="4278"/>
  </office:meta>
</office:document-meta>
</file>